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ae7c9" officeooo:paragraph-rsid="000ae7c9"/>
    </style:style>
    <style:style style:name="P2" style:family="paragraph" style:parent-style-name="Standard" style:list-style-name="L1">
      <style:text-properties officeooo:rsid="000ae7c9" officeooo:paragraph-rsid="000ae7c9"/>
    </style:style>
    <style:style style:name="P3" style:family="paragraph" style:parent-style-name="Standard">
      <style:text-properties officeooo:rsid="000b6e2f" officeooo:paragraph-rsid="000b6e2f"/>
    </style:style>
    <style:style style:name="P4" style:family="paragraph" style:parent-style-name="Standard" style:list-style-name="L2">
      <style:text-properties officeooo:rsid="000b6e2f" officeooo:paragraph-rsid="000b6e2f"/>
    </style:style>
    <style:style style:name="P5" style:family="paragraph" style:parent-style-name="Standard" style:list-style-name="L3">
      <style:text-properties officeooo:rsid="000b6e2f" officeooo:paragraph-rsid="000b6e2f"/>
    </style:style>
    <style:style style:name="P6" style:family="paragraph" style:parent-style-name="Standard">
      <style:text-properties officeooo:rsid="000cc06b" officeooo:paragraph-rsid="000cc06b"/>
    </style:style>
    <style:style style:name="P7" style:family="paragraph" style:parent-style-name="Standard" style:list-style-name="L4">
      <style:text-properties officeooo:rsid="000cc06b" officeooo:paragraph-rsid="000cc06b"/>
    </style:style>
    <style:style style:name="P8" style:family="paragraph" style:parent-style-name="Standard" style:list-style-name="L5">
      <style:text-properties officeooo:rsid="000cc06b" officeooo:paragraph-rsid="000cc06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Vyhǎdávanie informácii</text:p>
      <text:p text:style-name="P1"/>
      <text:p text:style-name="P1">medzidoborová disciplína – zaoberá sa vstahom cloveka a pocítača</text:p>
      <text:p text:style-name="P1"/>
      <text:p text:style-name="P1">činnost ktorej cileom je identifikácia informácii</text:p>
      <text:p text:style-name="P1"/>
      <text:p text:style-name="P1"/>
      <text:p text:style-name="P1">Browsing – prezeranie listovanie</text:p>
      <text:p text:style-name="P1"/>
      <text:list xml:id="list618115484" text:style-name="L1">
        <text:list-item>
          <text:p text:style-name="P2">browsing strategy</text:p>
        </text:list-item>
      </text:list>
      <text:p text:style-name="P3">Berrypicking </text:p>
      <text:p text:style-name="P3"/>
      <text:p text:style-name="P3">Metafora „Zbiranie cucoriedok“</text:p>
      <text:p text:style-name="P3">vyhladavanie na internete – iba kúsky informácii</text:p>
      <text:p text:style-name="P3"/>
      <text:p text:style-name="P3">Informačná požiadavka:</text:p>
      <text:list xml:id="list3368322299" text:style-name="L2">
        <text:list-item>
          <text:p text:style-name="P4">Subjektívna informačná potreba konkretizovaná a sformulovaná “Paragraph tag in HTML“</text:p>
        </text:list-item>
        <text:list-item>
          <text:p text:style-name="P4">ak sa informačná požiadavka stane predmetom vyhladávania stáva sa „rešeršnou“</text:p>
        </text:list-item>
        <text:list-item>
          <text:p text:style-name="P4">ak sa <text:s/>stane v dotazovacom jazyku stáva sa „rešeršným dotazom“</text:p>
        </text:list-item>
      </text:list>
      <text:p text:style-name="P3">Rešeršné služby</text:p>
      <text:list xml:id="list4160762899" text:style-name="L3">
        <text:list-item>
          <text:p text:style-name="P5">Služby zamerané na vyhľadávanie informácíí na požiadanie používateľa</text:p>
        </text:list-item>
        <text:list-item>
          <text:p text:style-name="P5">Sú to platené služby</text:p>
        </text:list-item>
      </text:list>
      <text:p text:style-name="P6">Rešerš:</text:p>
      <text:list xml:id="list1125467833" text:style-name="L4">
        <text:list-item>
          <text:p text:style-name="P7">Výsledok vyhľadávania</text:p>
        </text:list-item>
        <text:list-item>
          <text:p text:style-name="P7">Výpis záznamov , textov, stránok a iných zdrojov ktore splňujú používatelom zadané požiadavky </text:p>
        </text:list-item>
        <text:list-item>
          <text:p text:style-name="P7">2 významy :</text:p>
          <text:list>
            <text:list-item>
              <text:p text:style-name="P7">Proces vyhladávania</text:p>
            </text:list-item>
            <text:list-item>
              <text:p text:style-name="P7">Vysledok vyhladaávania</text:p>
            </text:list-item>
          </text:list>
        </text:list-item>
      </text:list>
      <text:p text:style-name="P6">Rešeršér:</text:p>
      <text:p text:style-name="P6"/>
      <text:p text:style-name="P6">Typy vyhľadávania:</text:p>
      <text:list xml:id="list1238100038" text:style-name="L5">
        <text:list-item>
          <text:p text:style-name="P8">Tématické – úplné/vyberové</text:p>
        </text:list-item>
        <text:list-item>
          <text:p text:style-name="P8">Jednorázová</text:p>
        </text:list-item>
        <text:list-item>
          <text:p text:style-name="P8">Doplnková</text:p>
        </text:list-item>
        <text:list-item>
          <text:p text:style-name="P8">Priebežná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sk" fo:country="SK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sk" fo:country="SK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1T11:04:41.477695934</meta:creation-date>
    <dc:date>2019-10-01T11:21:26.604902386</dc:date>
    <meta:editing-duration>PT16M46S</meta:editing-duration>
    <meta:editing-cycles>3</meta:editing-cycles>
    <meta:generator>LibreOffice/6.2.6.2$Linux_X86_64 LibreOffice_project/20$Build-2</meta:generator>
    <meta:document-statistic meta:table-count="0" meta:image-count="0" meta:object-count="0" meta:page-count="1" meta:paragraph-count="27" meta:word-count="123" meta:character-count="894" meta:non-whitespace-character-count="806"/>
  </office:meta>
</office:document-meta>
</file>